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1C20000019A9A308E0ED6CBDC5F.png" manifest:media-type="image/png"/>
  <manifest:file-entry manifest:full-path="Pictures/10000201000001E3000001D56357ACD10334424C.png" manifest:media-type="image/png"/>
  <manifest:file-entry manifest:full-path="Pictures/10000201000001E3000001D5CF93224C33F5D2A6.png" manifest:media-type="image/png"/>
  <manifest:file-entry manifest:full-path="Pictures/1000000000000CEC000009B14875E66B9DEA57F2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  <style:paragraph-properties style:writing-mode="lr-tb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643cm"/>
      <style:paragraph-properties style:writing-mode="lr-tb"/>
    </style:style>
    <style:style style:name="gr11" style:family="graphic" style:parent-style-name="standard">
      <style:graphic-properties draw:stroke="none" draw:fill="none" fo:min-height="1.75cm"/>
      <style:paragraph-properties style:writing-mode="lr-tb"/>
    </style:style>
    <style:style style:name="gr12" style:family="graphic" style:parent-style-name="standard">
      <style:graphic-properties draw:stroke="none" draw:fill="none" fo:min-height="0.822cm"/>
      <style:paragraph-properties style:writing-mode="lr-tb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5.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5" style:family="graphic" style:parent-style-name="standard">
      <style:graphic-properties draw:stroke="none" draw:fill="none" fo:min-height="0.739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  <style:paragraph-properties style:writing-mode="lr-tb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38cm"/>
      <style:paragraph-properties style:writing-mode="lr-tb"/>
    </style:style>
    <style:style style:name="gr31" style:family="graphic" style:parent-style-name="standard">
      <style:graphic-properties draw:stroke="none" draw:fill="none" fo:min-height="2.212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3_5f_6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459cm"/>
      <style:paragraph-properties style:writing-mode="lr-tb"/>
    </style:style>
    <style:style style:name="pr4" style:family="presentation" style:parent-style-name="Inspiration-subtitle">
      <style:graphic-properties draw:fill-color="#ffffff" fo:min-height="0.931cm"/>
      <style:paragraph-properties style:writing-mode="lr-tb"/>
    </style:style>
    <style:style style:name="pr5" style:family="presentation" style:parent-style-name="Inspiration-subtitle">
      <style:graphic-properties draw:fill-color="#ffffff" fo:min-height="0.822cm"/>
      <style:paragraph-properties style:writing-mode="lr-tb"/>
    </style:style>
    <style:style style:name="pr6" style:family="presentation" style:parent-style-name="Inspiration-title">
      <style:graphic-properties fo:min-height="2.14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P16" style:family="paragraph">
      <style:paragraph-properties style:writing-mode="lr-tb"/>
      <style:text-properties style:font-name="DejaVu Sans1"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d428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DejaVu Sans1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2" fo:font-size="18pt" style:font-name-asian="DejaVu Sans2" style:font-name-complex="DejaVu Sans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1"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1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1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0pt" style:text-underline-style="none" style:font-size-asian="20pt" style:font-size-complex="20pt"/>
    </style:style>
    <style:style style:name="T43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5" draw:layer="layout" svg:width="12.6cm" svg:height="12.234cm" svg:x="1cm" svg:y="4.4cm">
          <draw:image xlink:href="Pictures/10000201000001E3000001D56357ACD10334424C.png" xlink:type="simple" xlink:show="embed" xlink:actuate="onLoad" draw:mime-type="image/png">
            <text:p/>
          </draw:image>
        </draw:frame>
        <draw:frame draw:style-name="gr5" draw:text-style-name="P5" draw:layer="layout" svg:width="12.305cm" svg:height="11.948cm" svg:x="14.495cm" svg:y="4.343cm">
          <draw:image xlink:href="Pictures/10000201000001E3000001D5CF93224C33F5D2A6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7" draw:layer="layout" svg:width="4.2cm" svg:height="0.931cm" svg:x="6cm" svg:y="7.467cm" presentation:class="subtitle" presentation:user-transformed="true">
          <draw:text-box>
            <text:p text:style-name="P6"><text:span text:style-name="T7">- объекты</text:span></text:p>
          </draw:text-box>
        </draw:frame>
        <draw:frame draw:style-name="gr6" draw:text-style-name="P8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9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9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9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7" draw:layer="layout" svg:width="3.8cm" svg:height="0.822cm" svg:x="5.632cm" svg:y="8.912cm">
          <draw:text-box>
            <text:p text:style-name="P6"><text:span text:style-name="T7">- ответы</text:span></text:p>
          </draw:text-box>
        </draw:frame>
        <draw:frame draw:style-name="gr8" draw:text-style-name="P5" draw:layer="layout" svg:width="14.042cm" svg:height="12.481cm" svg:x="12.4cm" svg:y="6.2cm">
          <draw:image xlink:href="Pictures/10000201000001E3000001D5CF93224C33F5D2A6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9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8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9" draw:text-style-name="P9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7" draw:layer="layout" svg:width="4.2cm" svg:height="0.931cm" svg:x="10.452cm" svg:y="5.239cm">
          <draw:text-box>
            <text:p text:style-name="P6"><text:span text:style-name="T7">- объекты</text:span></text:p>
          </draw:text-box>
        </draw:frame>
        <draw:frame draw:style-name="gr12" draw:text-style-name="P8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9" draw:text-style-name="P9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9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7" draw:layer="layout" svg:width="3.8cm" svg:height="0.822cm" svg:x="20.452cm" svg:y="5.263cm">
          <draw:text-box>
            <text:p text:style-name="P6"><text:span text:style-name="T7">- ответы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3" draw:text-style-name="P11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9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3" draw:layer="layout" svg:width="13.4cm" svg:height="3.936cm" svg:x="5cm" svg:y="13.8cm">
          <draw:text-box>
            <text:p><text:span text:style-name="T9">x - вектор-признак</text:span></text:p>
            <text:p text:style-name="P12"><text:span text:style-name="T9">y - ответ (значение функции) </text:span></text:p>
            <text:p><text:span text:style-name="T9">n - размер пространства признаков</text:span></text:p>
            <text:p><text:span text:style-name="T9">m - количество примеров</text:span></text:p>
            <text:p><text:span text:style-name="T10">θ - параметры</text:span></text:p>
          </draw:text-box>
        </draw:frame>
        <draw:frame draw:style-name="gr16" draw:text-style-name="P9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9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9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9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7" draw:text-style-name="P5" draw:layer="layout" svg:width="17.442cm" svg:height="16.936cm" svg:x="3.558cm" svg:y="3.264cm">
          <draw:image xlink:href="Pictures/10000201000001E3000001D56357ACD10334424C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9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9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9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9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19" draw:text-style-name="P9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9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9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9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21" draw:text-style-name="P9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9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9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9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10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6" draw:text-style-name="P16" draw:layer="layout" svg:width="13.6cm" svg:height="2.142cm" svg:x="13cm" svg:y="7.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7" draw:layer="layout" svg:width="8cm" svg:height="1.129cm" svg:x="7.8cm" svg:y="11.671cm">
          <draw:text-box>
            <text:p><text:span text:style-name="T20">- задача оптимизации</text:span></text:p>
          </draw:text-box>
        </draw:frame>
        <draw:frame draw:style-name="gr22" draw:text-style-name="P9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9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9" draw:text-style-name="P9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6" draw:layer="layout" svg:width="13.6cm" svg:height="2.142cm" svg:x="13cm" svg:y="6.45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7" draw:layer="layout" svg:width="8cm" svg:height="1.129cm" svg:x="7.595cm" svg:y="9.196cm">
          <draw:text-box>
            <text:p><text:span text:style-name="T20">- задача оптимизации</text:span></text:p>
          </draw:text-box>
        </draw:frame>
        <draw:frame draw:style-name="gr27" draw:text-style-name="P9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9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9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9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9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0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10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5" draw:layer="layout" svg:width="16.782cm" svg:height="15.291cm" svg:x="4.4cm" svg:y="4cm">
          <draw:image xlink:href="Pictures/10000000000001C20000019A9A308E0ED6CBDC5F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custom-shape draw:style-name="gr33" draw:text-style-name="P19" xml:id="id1" draw:id="id1" draw:layer="layout" svg:width="11.104cm" svg:height="1.4cm" svg:x="7.496cm" svg:y="4.2cm">
          <text:p text:style-name="P18"><text:span text:style-name="T24">инициал</text:span><text:span text:style-name="T24">изирова</text:span><text:span text:style-name="T24">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2" draw:id="id2" draw:layer="layout" svg:width="11.493cm" svg:height="1.6cm" svg:x="7.307cm" svg:y="7.4cm">
          <text:p text:style-name="P20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3" draw:id="id3" draw:layer="layout" svg:width="8.688cm" svg:height="2.8cm" svg:x="10.8cm" svg:y="10.8cm">
          <text:p text:style-name="P20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3" xml:id="id4" draw:id="id4" draw:layer="layout" svg:width="4cm" svg:height="2.2cm" svg:x="19.8cm" svg:y="13.8cm">
          <text:p text:style-name="P22"><text:span text:style-name="T4">конец </text:span></text:p>
          <text:p text:style-name="P22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5" draw:id="id5" draw:layer="layout" svg:width="5.919cm" svg:height="4cm" svg:x="11.6cm" svg:y="15.6cm">
          <text:p text:style-name="P20"><text:span text:style-name="T24">значение </text:span></text:p>
          <text:p text:style-name="P20"><text:span text:style-name="T24">градиента </text:span></text:p>
          <text:p text:style-name="P20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6" draw:id="id6" draw:layer="layout" svg:width="7.8cm" svg:height="4.4cm" svg:x="1.6cm" svg:y="11.2cm">
          <text:p text:style-name="P20"><text:span text:style-name="T24">корректируем </text:span></text:p>
          <text:p text:style-name="P20"><text:span text:style-name="T24">параметры </text:span></text:p>
          <text:p text:style-name="P20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24" draw:layer="layout" svg:width="20.6cm" svg:height="1.8cm" svg:x="3.8cm" svg:y="10.4cm">
          <draw:text-box>
            <text:p text:style-name="P9"><text:span text:style-name="T29">градиент и изменение весов</text:span></text:p>
          </draw:text-box>
        </draw:frame>
        <draw:frame draw:style-name="gr41" draw:text-style-name="P24" draw:layer="layout" svg:width="16.4cm" svg:height="1.4cm" svg:x="4.6cm" svg:y="4.6cm">
          <draw:text-box>
            <text:p text:style-name="P9"><text:span text:style-name="T29">функция потери (MSQE)</text:span></text:p>
          </draw:text-box>
        </draw:frame>
        <draw:frame draw:style-name="gr27" draw:text-style-name="P9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9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9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2" draw:text-style-name="P5" draw:layer="layout" svg:width="17.442cm" svg:height="16.936cm" svg:x="3.558cm" svg:y="3.264cm">
          <draw:image xlink:href="Pictures/10000201000001E3000001D56357ACD10334424C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3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9"><text:span text:style-name="T21"/></text:p>
            <text:p text:style-name="P9"><text:span text:style-name="T31">строим полином k=3</text:span><text:span text:style-name="T21"> <text:s/></text:span></text:p>
            <text:p text:style-name="P9"><text:span text:style-name="T21"/></text:p>
            <text:p text:style-name="P9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7" draw:text-style-name="P11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6" draw:layer="layout" svg:width="16cm" svg:height="4.2cm" svg:x="4.2cm" svg:y="14.8cm">
          <draw:text-box>
            <text:p text:style-name="P9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9"><text:span text:style-name="T20"/></text:p>
            <text:p text:style-name="P9"><text:span text:style-name="T20">комбинируем столбцы матрицы </text:span><text:span text:style-name="T12">Х</text:span></text:p>
            <text:p text:style-name="P9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6" draw:layer="layout" svg:width="8.6cm" svg:height="1.129cm" svg:x="1.6cm" svg:y="8.342cm">
          <draw:text-box>
            <text:p text:style-name="P9"><text:span text:style-name="T20">исходные данные</text:span></text:p>
          </draw:text-box>
        </draw:frame>
        <draw:frame draw:style-name="gr16" draw:text-style-name="P9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5" draw:layer="layout" svg:width="17.042cm" svg:height="16.548cm" svg:x="3.8cm" svg:y="3.4cm">
          <draw:image xlink:href="Pictures/10000201000001E3000001D5CF93224C33F5D2A6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0" draw:text-style-name="P29" draw:layer="layout" svg:width="24.2cm" svg:height="7.64cm" svg:x="1.6cm" svg:y="6cm">
          <draw:text-box>
            <text:p><text:span text:style-name="T39">git clone </text:span><text:span text:style-name="T40">https://github.com/mechanoid5/ml_lectorium.git</text:span></text:p>
            <text:p><text:span text:style-name="T39"/></text:p>
            <text:p><text:span text:style-name="T39"/></text:p>
            <text:p text:style-name="P12"><text:span text:style-name="T41">К.В. Воронцов <text:s/>Методы восстановления регрессии</text:span><text:span text:style-name="T39"> - курс "Машинное обучение" ШАД Яндекс 2014</text:span></text:p>
            <text:p text:style-name="P12"><text:span text:style-name="T39"/></text:p>
            <text:p text:style-name="P28"><text:span text:style-name="T42">Борисов Е.С. <text:s text:c="3"/>Модели математической регрессии</text:span></text:p>
            <text:p text:style-name="P12"><text:span text:style-name="T43"><text:s text:c="5"/></text:span><text:span text:style-name="T40">http://mechanoid.su/ml-regression.html</text:span></text:p>
            <text:p text:style-name="P12"><text:span text:style-name="T40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Condensed1" svg:font-family="'Ubuntu Condensed'"/>
    <style:font-face style:name="DejaVu Sans2" svg:font-family="'DejaVu Sans'" style:font-family-generic="swiss"/>
    <style:font-face style:name="Droid Sans Mono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12T10:16:51.194269794</dc:date>
    <meta:editing-duration>PT14H19M6S</meta:editing-duration>
    <meta:editing-cycles>197</meta:editing-cycles>
    <meta:generator>LibreOffice/7.0.4.2$Linux_X86_64 LibreOffice_project/00$Build-2</meta:generator>
    <meta:document-statistic meta:object-count="192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